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960000017CA7919C61EC6ACB0B.png" manifest:media-type="image/png"/>
  <manifest:file-entry manifest:full-path="Pictures/100000000000007E000000DAA38A85D3DEA9234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eac92" officeooo:paragraph-rsid="000eac92" style:language-asian="zh" style:country-asian="C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图像1" text:anchor-type="paragraph" svg:x="-0.318cm" svg:y="1.588cm" svg:width="14.566cm" svg:height="5.502cm" draw:z-index="0"><draw:image xlink:href="Pictures/10000000000004960000017CA7919C61EC6ACB0B.png" xlink:type="simple" xlink:show="embed" xlink:actuate="onLoad"/></draw:frame></text:p>
      <text:p text:style-name="P1"><draw:frame draw:style-name="fr1" draw:name="图像2" text:anchor-type="paragraph" svg:x="14.247cm" svg:y="2.304cm" svg:width="3.334cm" svg:height="6.352cm" draw:z-index="1"><draw:image xlink:href="Pictures/100000000000007E000000DAA38A85D3DEA92342.png" xlink:type="simple" xlink:show="embed" xlink:actuate="onLoad"/></draw:frame>文本内容是否保存监听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54M45S</meta:editing-duration>
    <meta:editing-cycles>3</meta:editing-cycles>
    <meta:generator>LibreOffice/5.3.0.3$Windows_X86_64 LibreOffice_project/7074905676c47b82bbcfbea1aeefc84afe1c50e1</meta:generator>
    <dc:date>2018-01-15T18:24:03.763000000</dc:date>
    <meta:document-statistic meta:table-count="0" meta:image-count="2" meta:object-count="0" meta:page-count="1" meta:paragraph-count="1" meta:word-count="10" meta:character-count="10" meta:non-whitespace-character-count="10"/>
    <meta:user-defined meta:name="Info 1"/>
    <meta:user-defined meta:name="Info 2"/>
    <meta:user-defined meta:name="Info 3"/>
    <meta:user-defined meta:name="Info 4"/>
  </office:meta>
</office:document-meta>
</file>